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Footer">
      <style:text-properties officeooo:paragraph-rsid="003c9654"/>
    </style:style>
    <style:style style:name="P2" style:family="paragraph" style:parent-style-name="Standard">
      <style:text-properties officeooo:paragraph-rsid="002b0443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de89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35c853" officeooo:paragraph-rsid="0035c85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2f4e51"/>
    </style:style>
    <style:style style:name="P6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5837" officeooo:paragraph-rsid="00395837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3996d8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3acc9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3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4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7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8" style:family="paragraph" style:parent-style-name="Standard">
      <style:paragraph-properties fo:text-align="justify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9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0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395837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1" style:family="paragraph" style:parent-style-name="Table_20_Contents">
      <style:text-properties style:font-name="Calibri" fo:font-size="12pt" fo:font-style="normal" officeooo:rsid="00395837" officeooo:paragraph-rsid="00395837" style:font-size-asian="12pt" style:font-style-asian="normal" style:font-size-complex="12pt" style:font-style-complex="normal"/>
    </style:style>
    <style:style style:name="P22" style:family="paragraph" style:parent-style-name="Table_20_Contents">
      <style:text-properties style:font-name="Calibri" fo:font-size="12pt" fo:font-style="normal" officeooo:rsid="003996d8" officeooo:paragraph-rsid="003996d8" style:font-size-asian="12pt" style:font-style-asian="normal" style:font-size-complex="12pt" style:font-style-complex="normal"/>
    </style:style>
    <style:style style:name="T1" style:family="text">
      <style:text-properties officeooo:rsid="00232872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officeooo:rsid="0035c85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95837" style:font-style-asian="italic" style:font-style-complex="italic"/>
    </style:style>
    <style:style style:name="T7" style:family="text">
      <style:text-properties fo:color="#0000ff"/>
    </style:style>
    <style:style style:name="T8" style:family="text">
      <style:text-properties officeooo:rsid="00395837"/>
    </style:style>
    <style:style style:name="T9" style:family="text">
      <style:text-properties fo:color="#008000" fo:font-size="12pt" style:font-size-asian="12pt" style:font-size-complex="12pt"/>
    </style:style>
    <style:style style:name="T10" style:family="text">
      <style:text-properties fo:color="#008000" fo:font-size="12pt" officeooo:rsid="003acc9a" style:font-size-asian="12pt" style:font-size-complex="12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3">For<text:span text:style-name="T4">Each</text:span> loop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1">Iterate over all elements of an array</text:p>
          </table:table-cell>
          <table:table-cell table:style-name="Tabelle2.A1" office:value-type="string">
            <text:p text:style-name="P6"><text:span text:style-name="T7">For Each</text:span> <text:span text:style-name="T5">element</text:span> <text:span text:style-name="T7">In</text:span> <text:span text:style-name="T5">array</text:span></text:p>
            <text:p text:style-name="P17"><text:s text:c="2"/>'<text:span text:style-name="T8">Do something with </text:span><text:span text:style-name="T6">element</text:span></text:p>
            <text:p text:style-name="P13">Next</text:p>
          </table:table-cell>
          <table:table-cell table:style-name="Tabelle2.A1" office:value-type="string">
            <text:p text:style-name="P18">'Prints <text:span text:style-name="T8">all numbers in an array</text:span></text:p>
            <text:p text:style-name="P7"><text:span text:style-name="T7">For Each</text:span> <text:span text:style-name="T8">number</text:span> <text:span text:style-name="T7">In</text:span> <text:span text:style-name="T8">numbers</text:span></text:p>
            <text:p text:style-name="P20"><text:s text:c="2"/>MsgBox <text:s/>number</text:p>
            <text:p text:style-name="P14">Next</text:p>
          </table:table-cell>
        </table:table-row>
      </table:table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4">Arrays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21">Defining a fixed-size array</text:p>
          </table:table-cell>
          <table:table-cell table:style-name="Tabelle1.A1" office:value-type="string">
            <text:p text:style-name="P8"><text:span text:style-name="T7">Dim</text:span> <text:span text:style-name="T5">arrayName</text:span>(<text:span text:style-name="T5">size</text:span>)</text:p>
          </table:table-cell>
          <table:table-cell table:style-name="Tabelle1.A1" office:value-type="string">
            <text:p text:style-name="P19">'<text:span text:style-name="T8">Defines a array that can hold two values</text:span></text:p>
            <text:p text:style-name="P16">Dim <text:span text:style-name="T3">myArray</text:span>(<text:span text:style-name="T2">2</text:span>)</text:p>
          </table:table-cell>
        </table:table-row>
        <table:table-row>
          <table:table-cell table:style-name="Tabelle1.A1" office:value-type="string">
            <text:p text:style-name="P21">Defining a dynamic array</text:p>
          </table:table-cell>
          <table:table-cell table:style-name="Tabelle1.A1" office:value-type="string">
            <text:p text:style-name="P8"><text:span text:style-name="T7">Dim</text:span> <text:span text:style-name="T5">arrayName</text:span>()</text:p>
          </table:table-cell>
          <table:table-cell table:style-name="Tabelle1.A1" office:value-type="string">
            <text:p text:style-name="P19">'<text:span text:style-name="T8">Defines a dynamic array</text:span></text:p>
            <text:p text:style-name="P9"><text:span text:style-name="T7">Dim</text:span> myArray()</text:p>
          </table:table-cell>
        </table:table-row>
        <table:table-row>
          <table:table-cell table:style-name="Tabelle1.A1" office:value-type="string">
            <text:p text:style-name="P21">Storing a value in an array</text:p>
          </table:table-cell>
          <table:table-cell table:style-name="Tabelle1.A1" office:value-type="string">
            <text:p text:style-name="P8"><text:span text:style-name="T5">arrayName</text:span>(<text:span text:style-name="T5">index</text:span>) = <text:span text:style-name="T5">value</text:span></text:p>
          </table:table-cell>
          <table:table-cell table:style-name="Tabelle1.A1" office:value-type="string">
            <text:p text:style-name="P19">'<text:span text:style-name="T8">Stores 3 at position 0</text:span></text:p>
            <text:p text:style-name="P9">myArray(<text:span text:style-name="T2">0</text:span>) = <text:span text:style-name="T2">3</text:span></text:p>
          </table:table-cell>
        </table:table-row>
        <table:table-row>
          <table:table-cell table:style-name="Tabelle1.A1" office:value-type="string">
            <text:p text:style-name="P21">Accessing an array element</text:p>
          </table:table-cell>
          <table:table-cell table:style-name="Tabelle1.A1" office:value-type="string">
            <text:p text:style-name="P8"><text:span text:style-name="T5">arrayName</text:span>(<text:span text:style-name="T5">index</text:span>)</text:p>
          </table:table-cell>
          <table:table-cell table:style-name="Tabelle1.A1" office:value-type="string">
            <text:p text:style-name="P19">'Prints <text:span text:style-name="T8">the first element</text:span></text:p>
            <text:p text:style-name="P9">MsgBox myArray(<text:span text:style-name="T2">0</text:span>)</text:p>
          </table:table-cell>
        </table:table-row>
        <table:table-row>
          <table:table-cell table:style-name="Tabelle1.A1" office:value-type="string">
            <text:p text:style-name="P21">Changing the size o an array</text:p>
          </table:table-cell>
          <table:table-cell table:style-name="Tabelle1.A1" office:value-type="string">
            <text:p text:style-name="P8"><text:span text:style-name="T7">ReDim</text:span> <text:span text:style-name="T5">arrayName</text:span>(<text:span text:style-name="T5">newSize</text:span>)</text:p>
          </table:table-cell>
          <table:table-cell table:style-name="Tabelle1.A1" office:value-type="string">
            <text:p text:style-name="P19">'<text:span text:style-name="T8">Changes the size of the array myArray to 5</text:span></text:p>
            <text:p text:style-name="P15">ReDim <text:span text:style-name="T3">myArray</text:span>(<text:span text:style-name="T2">5</text:span>)</text:p>
          </table:table-cell>
        </table:table-row>
        <table:table-row>
          <table:table-cell table:style-name="Tabelle1.A1" office:value-type="string">
            <text:p text:style-name="P21">Changing the size o an array and preserving the contents</text:p>
          </table:table-cell>
          <table:table-cell table:style-name="Tabelle1.A1" office:value-type="string">
            <text:p text:style-name="P10"><text:span text:style-name="T7">ReDim</text:span> <text:span text:style-name="T7">Preserve</text:span> <text:span text:style-name="T5">arrayName</text:span>(<text:span text:style-name="T5">newSize</text:span>)</text:p>
          </table:table-cell>
          <table:table-cell table:style-name="Tabelle1.A1" office:value-type="string">
            <text:p text:style-name="P19">'<text:span text:style-name="T8">Changes the size of the array myArray to 5 and preserves the contents of the array</text:span></text:p>
            <text:p text:style-name="P15">ReDim Preserve <text:span text:style-name="T3">myArray</text:span>(<text:span text:style-name="T2">5</text:span>)</text:p>
          </table:table-cell>
        </table:table-row>
        <table:table-row>
          <table:table-cell table:style-name="Tabelle1.A1" office:value-type="string">
            <text:p text:style-name="P22">Getting the maximum index of an an array</text:p>
          </table:table-cell>
          <table:table-cell table:style-name="Tabelle1.A1" office:value-type="string">
            <text:p text:style-name="P11">UBound(<text:span text:style-name="T5">arrayName</text:span>)</text:p>
          </table:table-cell>
          <table:table-cell table:style-name="Tabelle1.A1" office:value-type="string">
            <text:p text:style-name="P12"><text:span text:style-name="T9">'Returns the maximum index </text:span><text:span text:style-name="T10">(upper bound)</text:span><text:line-break/>UBound(myArray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c9654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3:51.855000000</dc:date>
    <meta:editing-duration>PT3H9M27S</meta:editing-duration>
    <meta:editing-cycles>32</meta:editing-cycles>
    <meta:generator>LibreOffice/5.1.2.2$Windows_x86 LibreOffice_project/d3bf12ecb743fc0d20e0be0c58ca359301eb705f</meta:generator>
    <meta:document-statistic meta:table-count="2" meta:image-count="1" meta:object-count="0" meta:page-count="1" meta:paragraph-count="39" meta:word-count="173" meta:character-count="1116" meta:non-whitespace-character-count="929"/>
  </office:meta>
</office:document-meta>
</file>